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063cm" style:rel-column-width="31081*"/>
    </style:style>
    <style:style style:name="Tabla1.B" style:family="table-column">
      <style:table-column-properties style:column-width="3.443cm" style:rel-column-width="13272*"/>
    </style:style>
    <style:style style:name="Tabla1.C" style:family="table-column">
      <style:table-column-properties style:column-width="5.495cm" style:rel-column-width="21182*"/>
    </style:style>
    <style:style style:name="Tabla1.1" style:family="table-row">
      <style:table-row-properties style:min-row-height="1.185cm"/>
    </style:style>
    <style:style style:name="Tabla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2a038" officeooo:paragraph-rsid="0002a03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2a038" officeooo:paragraph-rsid="0002a0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2a038" officeooo:paragraph-rsid="0002a03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officeooo:rsid="000704c9" officeooo:paragraph-rsid="000704c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02a038" officeooo:paragraph-rsid="0002a038" style:font-weight-asian="bold" style:font-weight-complex="bold"/>
    </style:style>
    <style:style style:name="P6" style:family="paragraph" style:parent-style-name="Standard">
      <style:text-properties style:font-name="Liberation Sans" officeooo:rsid="001187e6" officeooo:paragraph-rsid="001187e6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0d0d8c" officeooo:paragraph-rsid="000d0d8c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0d0d8c" officeooo:paragraph-rsid="000d0d8c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0d56ec" officeooo:paragraph-rsid="000d56ec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0ec9a5" officeooo:paragraph-rsid="000ec9a5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b67f4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d5ed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b67f4" officeooo:paragraph-rsid="001e19e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d5edb" officeooo:paragraph-rsid="001d5ed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d5edb" officeooo:paragraph-rsid="001e19e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e19e1" officeooo:paragraph-rsid="001e19e1"/>
    </style:style>
    <style:style style:name="P18" style:family="paragraph" style:parent-style-name="Standard">
      <style:text-properties fo:color="#19145c" loext:opacity="100%" style:font-name="Liberation Sans" officeooo:rsid="0002a038" officeooo:paragraph-rsid="0002a038"/>
    </style:style>
    <style:style style:name="P19" style:family="paragraph" style:parent-style-name="Standard">
      <style:text-properties fo:color="#19145c" loext:opacity="100%" style:font-name="Liberation Sans" officeooo:rsid="00082e75" officeooo:paragraph-rsid="00082e75"/>
    </style:style>
    <style:style style:name="P20" style:family="paragraph" style:parent-style-name="Standard">
      <style:text-properties fo:color="#19145c" loext:opacity="100%" style:font-name="Liberation Sans" officeooo:rsid="000a0dd2" officeooo:paragraph-rsid="000a0dd2"/>
    </style:style>
    <style:style style:name="P21" style:family="paragraph" style:parent-style-name="Standard">
      <style:text-properties fo:color="#19145c" loext:opacity="100%" style:font-name="Liberation Sans" officeooo:rsid="000b62e7" officeooo:paragraph-rsid="000b62e7"/>
    </style:style>
    <style:style style:name="P22" style:family="paragraph" style:parent-style-name="Standard">
      <style:text-properties fo:color="#19145c" loext:opacity="100%" style:font-name="Liberation Sans" officeooo:rsid="00054214" officeooo:paragraph-rsid="00054214"/>
    </style:style>
    <style:style style:name="P23" style:family="paragraph" style:parent-style-name="Standard">
      <style:text-properties fo:color="#19145c" loext:opacity="100%" style:font-name="Liberation Sans" officeooo:rsid="001187e6" officeooo:paragraph-rsid="001187e6"/>
    </style:style>
    <style:style style:name="P24" style:family="paragraph" style:parent-style-name="Standard">
      <style:text-properties fo:color="#19145c" loext:opacity="100%" style:font-name="Liberation Sans" officeooo:rsid="0013052f" officeooo:paragraph-rsid="0013052f"/>
    </style:style>
    <style:style style:name="P25" style:family="paragraph" style:parent-style-name="Standard">
      <style:text-properties fo:color="#19145c" loext:opacity="100%" style:font-name="Liberation Sans" officeooo:rsid="00082e75" officeooo:paragraph-rsid="00082e75"/>
    </style:style>
    <style:style style:name="P26" style:family="paragraph" style:parent-style-name="Standard">
      <style:text-properties fo:color="#19145c" loext:opacity="100%" style:font-name="Liberation Sans" officeooo:rsid="002456c9" officeooo:paragraph-rsid="002456c9"/>
    </style:style>
    <style:style style:name="P27" style:family="paragraph" style:parent-style-name="Standard">
      <style:text-properties fo:color="#19145c" loext:opacity="100%" style:font-name="Liberation Sans" officeooo:rsid="000b62e7" officeooo:paragraph-rsid="000b62e7"/>
    </style:style>
    <style:style style:name="P28" style:family="paragraph" style:parent-style-name="Standard">
      <style:text-properties style:font-name="Liberation Sans" officeooo:rsid="0002a038" officeooo:paragraph-rsid="0002a038"/>
    </style:style>
    <style:style style:name="T1" style:family="text">
      <style:text-properties fo:color="#19145c" loext:opacity="100%"/>
    </style:style>
    <style:style style:name="T2" style:family="text">
      <style:text-properties fo:color="#19145c" loext:opacity="100%" officeooo:rsid="00049abf"/>
    </style:style>
    <style:style style:name="T3" style:family="text">
      <style:text-properties fo:color="#19145c" loext:opacity="100%" style:text-underline-style="none" officeooo:rsid="000c87d3"/>
    </style:style>
    <style:style style:name="T4" style:family="text">
      <style:text-properties fo:color="#19145c" loext:opacity="100%" style:text-underline-style="none" officeooo:rsid="0015d00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1ed774"/>
    </style:style>
    <style:style style:name="T8" style:family="text">
      <style:text-properties officeooo:rsid="001f6f7d"/>
    </style:style>
    <style:style style:name="T9" style:family="text">
      <style:text-properties officeooo:rsid="00213b00"/>
    </style:style>
    <style:style style:name="T10" style:family="text">
      <style:text-properties officeooo:rsid="0025be3e"/>
    </style:style>
    <style:style style:name="T11" style:family="text">
      <style:text-properties officeooo:rsid="00283f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 6.1</text:p>
      <text:p text:style-name="P1"/>
      <text:p text:style-name="P1">1. ¿Qué harías para adaptar la presencia de captchas a usuarios con dificultades</text:p>
      <text:p text:style-name="P1">visuales? ¿Crees que existe alguna recomendación internacional donde se recojan</text:p>
      <text:p text:style-name="P1">directrices para solucionar este tipo de barreras?</text:p>
      <text:p text:style-name="P1"><text:span text:style-name="T2">S</text:span><text:span text:style-name="T1">e deben proporcionar distintos métodos alternativos para acceder a la</text:span></text:p>
      <text:p text:style-name="P18">información adaptados a diferentes capacidades sensoriales.</text:p>
      <text:p text:style-name="P1"/>
      <text:p text:style-name="P1"/>
      <text:p text:style-name="P1">2. Realiza las siguientes tareas:</text:p>
      <text:p text:style-name="P1">a) Visita la siguiente página web <text:a xlink:type="simple" xlink:href="https://www.exito.com/" text:style-name="Internet_20_link" text:visited-style-name="Visited_20_Internet_20_Link"><text:span text:style-name="T5">https://www.exito.com/</text:span></text:a> e indica las principales</text:p>
      <text:p text:style-name="P1">barreras que se pueden encontrar personas con ceguera o baja visión, según</text:p>
      <text:p text:style-name="P1">hemos visto en el punto 1.2.1.</text:p>
      <text:p text:style-name="P22">El texto alternativo es muy limitado y poco descriptivo. Contiene textos insertados en imágenes que tampoco son incluídos en los alt-text. Hay varios carruseles rotando a una velocidad que alguien invidente no podría gestionar, haciendo estos prácticamente inoperables. Esta web es poco accesible y poco usable.</text:p>
      <text:p text:style-name="P1"/>
      <text:p text:style-name="P1">b) Busca otro ejemplo de página web que presente barreras para personas con</text:p>
      <text:p text:style-name="P1">ceguera o baja visión.</text:p>
      <text:p text:style-name="P4"><text:a xlink:type="simple" xlink:href="https://www.github.com/" text:style-name="Internet_20_link" text:visited-style-name="Visited_20_Internet_20_Link"><text:span text:style-name="T6">https://www.github.com</text:span></text:a> o <text:a xlink:type="simple" xlink:href="https://www.froiz.es/" text:style-name="Internet_20_link" text:visited-style-name="Visited_20_Internet_20_Link"><text:span text:style-name="T6">https://www.froiz.es</text:span></text:a></text:p>
      <text:p text:style-name="P1"/>
      <text:p text:style-name="P1"/>
      <text:p text:style-name="P1">3. Indica qué tipo de perfil no podría entender las siguientes instrucciones:</text:p>
      <text:p text:style-name="P1">a) Pulsa el botón amarillo para acceder.</text:p>
      <text:p text:style-name="P19">- Ceguera/baja visión</text:p>
      <text:p text:style-name="P19">- Daltonismo</text:p>
      <text:p text:style-name="P19">- <text:span text:style-name="T7">Motriz *en caso de que fuese obligatorio apuntar</text:span></text:p>
      <text:p text:style-name="P19">- <text:span text:style-name="T7">Cognitiva *alguien que no pueda diferenciar los colores</text:span></text:p>
      <text:p text:style-name="P1"/>
      <text:p text:style-name="P1">b) El menú está en la derecha.</text:p>
      <text:p text:style-name="P19">- Ceguera/baja visión</text:p>
      <text:p text:style-name="P19">- Neurológicas/cognitivas <text:span text:style-name="T8">(dislexia)</text:span></text:p>
      <text:p text:style-name="P19">- <text:span text:style-name="T9">Motriz (según Estefanía)</text:span></text:p>
      <text:p text:style-name="P1"/>
      <text:p text:style-name="P1">c) Los errores se indicarán mediante un sonido.</text:p>
      <text:p text:style-name="P19">- Auditivas</text:p>
      <text:p text:style-name="P19">- Neurológicas/cognitivas</text:p>
      <text:p text:style-name="P1"/>
      <text:p text:style-name="P1"/>
      <text:p text:style-name="P1">4. Propón una solución a cada uno de los siguientes desafíos:</text:p>
      <text:p text:style-name="P1">a) Usuarios que no pueden ver vídeos.</text:p>
      <text:p text:style-name="P20">Descripciones audibles con narrador que vayan describiendo lo que ocurre</text:p>
      <text:p text:style-name="P1"/>
      <text:p text:style-name="P1">b) Usuarios que no pueden escuchar vídeos.</text:p>
      <text:p text:style-name="P20">Subtítulos descriptivos/narrativos</text:p>
      <text:p text:style-name="P20"/>
      <text:p text:style-name="P1">c) Los daltónicos no pueden representar bien los colores.</text:p>
      <text:p text:style-name="P26">Dar información que no esté basada solamente en el color</text:p>
      <text:p text:style-name="P1"/>
      <text:p text:style-name="P1">d) Usuarios que no pueden utilizar el ratón.</text:p>
      <text:p text:style-name="P20">Usabilidad mediante teclado o comandos de voz</text:p>
      <text:p text:style-name="P1"><text:soft-page-break/></text:p>
      <text:p text:style-name="P1"/>
      <text:p text:style-name="P1"/>
      <text:p text:style-name="P1">e) Usuarios con dificultades de concentración o comprensión cuando hay párrafos</text:p>
      <text:p text:style-name="P1">largos.</text:p>
      <text:p text:style-name="P21">- Intentar ser lo mas concisos posible para evitar perder su atención y que no se vayan de la página ni disocien</text:p>
      <text:p text:style-name="P21">- <text:span text:style-name="T10">Interlineado decente</text:span></text:p>
      <text:p text:style-name="P21">- <text:span text:style-name="T10">Modularizar bien los contenidos, pero sin llegar a ser excesivos</text:span></text:p>
      <text:p text:style-name="P21">- <text:span text:style-name="T11">Tipografía sans-serif</text:span></text:p>
      <text:p text:style-name="P21">- <text:span text:style-name="T11">Uso de contenido multimedia</text:span></text:p>
      <text:p text:style-name="P21"/>
      <text:p text:style-name="P1"/>
      <text:p text:style-name="P1">5. Busca una página web en Internet que presente una gran accesibilidad, esto es, no</text:p>
      <text:p text:style-name="P1">presente ninguna o muy pocas de las barreras indicadas en el punto 1.2</text:p>
      <text:p text:style-name="P1"><text:span text:style-name="T3">La </text:span><text:a xlink:type="simple" xlink:href="https://guia-wcag.com/es/" text:style-name="Internet_20_link" text:visited-style-name="Visited_20_Internet_20_Link">g</text:a><text:span text:style-name="T4">uía de los apuntes es bastante buena: </text:span><text:a xlink:type="simple" xlink:href="https://guia-wcag.com/es/" text:style-name="Internet_20_link" text:visited-style-name="Visited_20_Internet_20_Link">https://guia-wcag.com/es/</text:a></text:p>
      <text:p text:style-name="P1"/>
      <text:p text:style-name="P1"/>
      <text:p text:style-name="P1">6. Relaciona las tecnologías asistenciales con el tipo de discapacidad en la que se</text:p>
      <text:p text:style-name="P1">usan, escribiendo el número asociado en cada caso.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Tecnología asistencial</text:p>
          </table:table-cell>
          <table:table-cell table:style-name="Tabla2.A1" office:value-type="string">
            <text:p text:style-name="P8">Relación</text:p>
          </table:table-cell>
          <table:table-cell table:style-name="Tabla2.C1" office:value-type="string">
            <text:p text:style-name="P8">Tipo de discapacidad</text:p>
          </table:table-cell>
        </table:table-row>
        <table:table-row>
          <table:table-cell table:style-name="Tabla2.A2" office:value-type="string">
            <text:p text:style-name="P7">Lector de pantalla</text:p>
          </table:table-cell>
          <table:table-cell table:style-name="Tabla2.A2" office:value-type="string">
            <text:p text:style-name="P9">3</text:p>
          </table:table-cell>
          <table:table-cell table:style-name="Tabla2.C2" office:value-type="string">
            <text:p text:style-name="P7">1 - Cognitiva</text:p>
          </table:table-cell>
        </table:table-row>
        <table:table-row>
          <table:table-cell table:style-name="Tabla2.A2" office:value-type="string">
            <text:p text:style-name="P7">Soporte para libros</text:p>
          </table:table-cell>
          <table:table-cell table:style-name="Tabla2.A2" office:value-type="string">
            <text:p text:style-name="P10">4</text:p>
          </table:table-cell>
          <table:table-cell table:style-name="Tabla2.C2" office:value-type="string">
            <text:p text:style-name="P7">2 - Auditiva</text:p>
          </table:table-cell>
        </table:table-row>
        <table:table-row>
          <table:table-cell table:style-name="Tabla2.A2" office:value-type="string">
            <text:p text:style-name="P7">Ratón modificado</text:p>
          </table:table-cell>
          <table:table-cell table:style-name="Tabla2.B4" office:value-type="string">
            <text:p text:style-name="P9">4</text:p>
          </table:table-cell>
          <table:table-cell table:style-name="Tabla2.C2" office:value-type="string">
            <text:p text:style-name="P7">3 - Visual</text:p>
          </table:table-cell>
        </table:table-row>
        <table:table-row>
          <table:table-cell table:style-name="Tabla2.A2" office:value-type="string">
            <text:p text:style-name="P7">Dispositivo braille</text:p>
          </table:table-cell>
          <table:table-cell table:style-name="Tabla2.A2" office:value-type="string">
            <text:p text:style-name="P10">3</text:p>
          </table:table-cell>
          <table:table-cell table:style-name="Tabla2.C2" office:value-type="string">
            <text:p text:style-name="P7">4 - Motriz</text:p>
          </table:table-cell>
        </table:table-row>
      </table:table>
      <text:p text:style-name="P1"/>
      <text:p text:style-name="P1"/>
      <text:p text:style-name="P1">7. Instala la extensión Screen Reader (anteriormente llamada ChromeVox). Realiza</text:p>
      <text:p text:style-name="P1">una puesta en común sobre las opciones de la extensión que figuran en el apartado</text:p>
      <text:p text:style-name="P1">“configuración”.</text:p>
      <text:p text:style-name="P1">a) ¿Para trabajar con Screen Reader es preciso disponer de altavoces?</text:p>
      <text:p text:style-name="P23">Si</text:p>
      <text:p text:style-name="P6"/>
      <text:p text:style-name="P1">b) ¿Un usuario ciego puede instalar Screen Reader?</text:p>
      <text:p text:style-name="P23">No le sería fácil</text:p>
      <text:p text:style-name="P6"/>
      <text:p text:style-name="P1">c) ¿Permite cambio de idioma?</text:p>
      <text:p text:style-name="P23">Si</text:p>
      <text:p text:style-name="P6"/>
      <text:p text:style-name="P1">d) ¿Permite cambio de voz?</text:p>
      <text:p text:style-name="P23">Si, tiene una larga lista con distintas voces</text:p>
      <text:p text:style-name="P1"/>
      <text:p text:style-name="P1">e) ¿Se pueden modificar los comandos para desplazarte por una página</text:p>
      <text:p text:style-name="P1">cómodamente?</text:p>
      <text:p text:style-name="P23">Si, tambien tiene una lista de diferentes shortcuts que modificar al gusto</text:p>
      <text:p text:style-name="P1"/>
      <text:p text:style-name="P1"/>
      <text:p text:style-name="P1">8. Utiliza Screen Reader para leer la página principal del IES y saca tus propias</text:p>
      <text:p text:style-name="P1">conclusiones en cuanto al uso de la herramienta:</text:p>
      <text:p text:style-name="P1"><text:soft-page-break/>a) ¿La herramienta se dedica a leer el contenido o también lo “explica”?</text:p>
      <text:p text:style-name="P24">Ambas</text:p>
      <text:p text:style-name="P1">b) Cuando utilizas el tabulado para acceder a los enlaces ¿has entendido bien</text:p>
      <text:p text:style-name="P1">dónde te lleva cada enlace? ¿Qué cambiarías?</text:p>
      <text:p text:style-name="P24">No, la web no es nada accesible ni usable con un lector de pantalla</text:p>
      <text:p text:style-name="P1"/>
      <text:p text:style-name="P1"/>
      <text:p text:style-name="P1">9. Para cada uno de los criterios de éxito, indica el principio y nivel de conformidad que</text:p>
      <text:p text:style-name="P1">satisfacen de acuerdo a lo establecido en el WCAG 2.2.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Criterio de éxito</text:p>
          </table:table-cell>
          <table:table-cell table:style-name="Tabla1.A1" office:value-type="string">
            <text:p text:style-name="P5">Principio</text:p>
          </table:table-cell>
          <table:table-cell table:style-name="Tabla1.C1" office:value-type="string">
            <text:p text:style-name="P5">Nivel de conformidad</text:p>
          </table:table-cell>
        </table:table-row>
        <table:table-row table:style-name="Tabla1.1">
          <table:table-cell table:style-name="Tabla1.A2" office:value-type="string">
            <text:p text:style-name="P11">Medios alternativos (pregrabados)</text:p>
          </table:table-cell>
          <table:table-cell table:style-name="Tabla1.B2" office:value-type="string">
            <text:p text:style-name="P12">Perceptible</text:p>
          </table:table-cell>
          <table:table-cell table:style-name="Tabla1.C2" office:value-type="string">
            <text:p text:style-name="P15">AAA</text:p>
          </table:table-cell>
        </table:table-row>
        <table:table-row table:style-name="Tabla1.1">
          <table:table-cell table:style-name="Tabla1.A2" office:value-type="string">
            <text:p text:style-name="P11">Identificación de errores</text:p>
          </table:table-cell>
          <table:table-cell table:style-name="Tabla1.B3" office:value-type="string">
            <text:p text:style-name="P15">Comprensible</text:p>
          </table:table-cell>
          <table:table-cell table:style-name="Tabla1.C3" office:value-type="string">
            <text:p text:style-name="P15">A</text:p>
          </table:table-cell>
        </table:table-row>
        <table:table-row table:style-name="Tabla1.1">
          <table:table-cell table:style-name="Tabla1.A2" office:value-type="string">
            <text:p text:style-name="P11">Subtítulos (en directo)</text:p>
          </table:table-cell>
          <table:table-cell table:style-name="Tabla1.B4" office:value-type="string">
            <text:p text:style-name="P13">Perceptible</text:p>
          </table:table-cell>
          <table:table-cell table:style-name="Tabla1.C4" office:value-type="string">
            <text:p text:style-name="P15">AA</text:p>
          </table:table-cell>
        </table:table-row>
        <table:table-row table:style-name="Tabla1.1">
          <table:table-cell table:style-name="Tabla1.A2" office:value-type="string">
            <text:p text:style-name="P11">Navegación consistente</text:p>
          </table:table-cell>
          <table:table-cell table:style-name="Tabla1.B5" office:value-type="string">
            <text:p text:style-name="P15">Comprensible</text:p>
          </table:table-cell>
          <table:table-cell table:style-name="Tabla1.C5" office:value-type="string">
            <text:p text:style-name="P15">AA</text:p>
          </table:table-cell>
        </table:table-row>
        <table:table-row table:style-name="Tabla1.1">
          <table:table-cell table:style-name="Tabla1.A2" office:value-type="string">
            <text:p text:style-name="P11">Tres destellos</text:p>
          </table:table-cell>
          <table:table-cell table:style-name="Tabla1.B6" office:value-type="string">
            <text:p text:style-name="P15">Operable</text:p>
          </table:table-cell>
          <table:table-cell table:style-name="Tabla1.C6" office:value-type="string">
            <text:p text:style-name="P15">AAA</text:p>
          </table:table-cell>
        </table:table-row>
        <table:table-row table:style-name="Tabla1.1">
          <table:table-cell table:style-name="Tabla1.A2" office:value-type="string">
            <text:p text:style-name="P11">Uso de colores</text:p>
          </table:table-cell>
          <table:table-cell table:style-name="Tabla1.B7" office:value-type="string">
            <text:p text:style-name="P13">Perceptible</text:p>
          </table:table-cell>
          <table:table-cell table:style-name="Tabla1.C7" office:value-type="string">
            <text:p text:style-name="P15">A</text:p>
          </table:table-cell>
        </table:table-row>
        <table:table-row table:style-name="Tabla1.1">
          <table:table-cell table:style-name="Tabla1.A2" office:value-type="string">
            <text:p text:style-name="P11">Sólo audio (directo)</text:p>
          </table:table-cell>
          <table:table-cell table:style-name="Tabla1.B8" office:value-type="string">
            <text:p text:style-name="P14">Perceptible</text:p>
          </table:table-cell>
          <table:table-cell table:style-name="Tabla1.C8" office:value-type="string">
            <text:p text:style-name="P17">AAA</text:p>
          </table:table-cell>
        </table:table-row>
        <table:table-row table:style-name="Tabla1.1">
          <table:table-cell table:style-name="Tabla1.A2" office:value-type="string">
            <text:p text:style-name="P11">Error sugerido</text:p>
          </table:table-cell>
          <table:table-cell table:style-name="Tabla1.B9" office:value-type="string">
            <text:p text:style-name="P16">Comprensible</text:p>
          </table:table-cell>
          <table:table-cell table:style-name="Tabla1.C9" office:value-type="string">
            <text:p text:style-name="P17">AA</text:p>
          </table:table-cell>
        </table:table-row>
        <table:table-row table:style-name="Tabla1.1">
          <table:table-cell table:style-name="Tabla1.A2" office:value-type="string">
            <text:p text:style-name="P11">Secuencia con significado o</text:p>
            <text:p text:style-name="P11">significativa</text:p>
          </table:table-cell>
          <table:table-cell table:style-name="Tabla1.B10" office:value-type="string">
            <text:p text:style-name="P14">Perceptible</text:p>
          </table:table-cell>
          <table:table-cell table:style-name="Tabla1.C10" office:value-type="string">
            <text:p text:style-name="P17">A</text:p>
          </table:table-cell>
        </table:table-row>
        <table:table-row table:style-name="Tabla1.1">
          <table:table-cell table:style-name="Tabla1.A2" office:value-type="string">
            <text:p text:style-name="P11">Lenguaje de signos o señas</text:p>
            <text:p text:style-name="P11">(pregrabado)</text:p>
          </table:table-cell>
          <table:table-cell table:style-name="Tabla1.B11" office:value-type="string">
            <text:p text:style-name="P14">Perceptible</text:p>
          </table:table-cell>
          <table:table-cell table:style-name="Tabla1.C11" office:value-type="string">
            <text:p text:style-name="P17">AAA</text:p>
          </table:table-cell>
        </table:table-row>
        <table:table-row table:style-name="Tabla1.1">
          <table:table-cell table:style-name="Tabla1.A2" office:value-type="string">
            <text:p text:style-name="P11">Contraste (mínimo)</text:p>
          </table:table-cell>
          <table:table-cell table:style-name="Tabla1.B12" office:value-type="string">
            <text:p text:style-name="P17">Perceptible</text:p>
          </table:table-cell>
          <table:table-cell table:style-name="Tabla1.C12" office:value-type="string">
            <text:p text:style-name="P17">AA</text:p>
          </table:table-cell>
        </table:table-row>
        <table:table-row table:style-name="Tabla1.1">
          <table:table-cell table:style-name="Tabla1.A2" office:value-type="string">
            <text:p text:style-name="P11">Nombre, función, valor</text:p>
          </table:table-cell>
          <table:table-cell table:style-name="Tabla1.B13" office:value-type="string">
            <text:p text:style-name="P17">Robusto</text:p>
          </table:table-cell>
          <table:table-cell table:style-name="Tabla1.C13" office:value-type="string">
            <text:p text:style-name="P17">A</text:p>
          </table:table-cell>
        </table:table-row>
        <table:table-row table:style-name="Tabla1.1">
          <table:table-cell table:style-name="Tabla1.A2" office:value-type="string">
            <text:p text:style-name="P11">Prevención de errores (legales,</text:p>
            <text:p text:style-name="P11">financieros, de datos)</text:p>
          </table:table-cell>
          <table:table-cell table:style-name="Tabla1.B14" office:value-type="string">
            <text:p text:style-name="P16">Comprensible</text:p>
          </table:table-cell>
          <table:table-cell table:style-name="Tabla1.C14" office:value-type="string">
            <text:p text:style-name="P17">AA</text:p>
          </table:table-cell>
        </table:table-row>
        <table:table-row table:style-name="Tabla1.1">
          <table:table-cell table:style-name="Tabla1.A2" office:value-type="string">
            <text:p text:style-name="P11">Foco no oscurecido (mínimo)</text:p>
          </table:table-cell>
          <table:table-cell table:style-name="Tabla1.B15" office:value-type="string">
            <text:p text:style-name="P16">Operable</text:p>
          </table:table-cell>
          <table:table-cell table:style-name="Tabla1.C15" office:value-type="string">
            <text:p text:style-name="P17">AA</text:p>
          </table:table-cell>
        </table:table-row>
        <table:table-row table:style-name="Tabla1.1">
          <table:table-cell table:style-name="Tabla1.A16" office:value-type="string">
            <text:p text:style-name="P11">Idioma de la página</text:p>
          </table:table-cell>
          <table:table-cell table:style-name="Tabla1.B16" office:value-type="string">
            <text:p text:style-name="P16">Comprensible</text:p>
          </table:table-cell>
          <table:table-cell table:style-name="Tabla1.C16" office:value-type="string">
            <text:p text:style-name="P17">A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>10. Utiliza la extensión WAVE y una herramienta online que hemos visto en clase</text:p>
      <text:p text:style-name="P1">(por ejemplo, MAUVE++) para analizar la accesibilidad de la página principal de</text:p>
      <text:p text:style-name="P1">cada uno de los siguientes sitios web. Para ello también debes consultar la</text:p>
      <text:p text:style-name="P1">recomendación WCAG 2.2.</text:p>
      <text:p text:style-name="P1">• <text:a xlink:type="simple" xlink:href="https://www.latagliatella.es/" text:style-name="Internet_20_link" text:visited-style-name="Visited_20_Internet_20_Link">https://www.latagliatella.es/</text:a></text:p>
      <text:p text:style-name="P1">• <text:a xlink:type="simple" xlink:href="https://www.bancosantander.es/" text:style-name="Internet_20_link" text:visited-style-name="Visited_20_Internet_20_Link">https://www.bancosantander.es/</text:a></text:p>
      <text:p text:style-name="P1">• <text:a xlink:type="simple" xlink:href="https://www.logitravel.com/" text:style-name="Internet_20_link" text:visited-style-name="Visited_20_Internet_20_Link">https://www.logitravel.com/</text:a></text:p>
      <text:p text:style-name="P1">• <text:a xlink:type="simple" xlink:href="https://elpais.com/" text:style-name="Internet_20_link" text:visited-style-name="Visited_20_Internet_20_Link">https://elpais.com</text:a></text:p>
      <text:p text:style-name="P1"/>
      <text:p text:style-name="P1"/>
      <text:p text:style-name="P1">Paralelamente realiza las siguientes cuestiones:</text:p>
      <text:p text:style-name="P1">a) Indica si cumplen con el Nivel A, y que habría que hacer para que</text:p>
      <text:p text:style-name="P1">cumplieran.</text:p>
      <text:p text:style-name="P1">b) Adjunta capturas de pantalla de los resultados.</text:p>
      <text:p text:style-name="P1"/>
      <text:p text:style-name="P1"/>
      <text:p text:style-name="P1">11. ¿Qué nivel de la WCAG 2.2 cumple la página web de la marca Apple</text:p>
      <text:p text:style-name="P1">(<text:a xlink:type="simple" xlink:href="https://www.apple.com/es/" text:style-name="Internet_20_link" text:visited-style-name="Visited_20_Internet_20_Link"><text:span text:style-name="T6">https://www.apple.com/es/</text:span></text:a>)? Para responder utiliza una de las aplicaciones vistas</text:p>
      <text:p text:style-name="P1">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>12. ¿Qué nivel de la WCAG 2.2 cumple la página web de la marca Bershka</text:p>
      <text:p text:style-name="P1">(https://www.bershka.com/es/)? Para responder utiliza una de las aplicaciones</text:p>
      <text:p text:style-name="P1">online vistas 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/>
      <text:p text:style-name="P3">DESAFÍOS DE ACCESIBILIDAD</text:p>
      <text:p text:style-name="P1"/>
      <text:p text:style-name="P1">13. Tus compañeros de desarrollo web tienen dudas sobre cuál es la combinación de color más accesible entre las siguientes opciones:</text:p>
      <text:p text:style-name="P1">• Color de texto: #1F1FFF y color de fondo: #A3A3A3.</text:p>
      <text:p text:style-name="P1">• Color de texto: #000047 y color de fondo: #B8B8B8.</text:p>
      <text:p text:style-name="P1">¿Cómo les ayudarías a seleccionar la mejor opción?</text:p>
      <text:p text:style-name="P1"/>
      <text:p text:style-name="P1"/>
      <text:p text:style-name="P1">14. Los subtítulos ponen nuestro contenido a disposición de una audiencia mayor, en</text:p>
      <text:p text:style-name="P1">la que se incluyen personas con problemas auditivos, o bien personas que hablan</text:p>
      <text:p text:style-name="P1">un idioma distinto al del vídeo… ¿Cómo incluirías subtítulos en un vídeo? ¿se</text:p>
      <text:p text:style-name="P1">puede hacer directamente desde YouTube?</text:p>
      <text:p text:style-name="P1"/>
      <text:p text:style-name="P1"/>
      <text:p text:style-name="P1">15. ¿Cómo podrías ver una web como la vería una persona que tuviera las imágenes</text:p>
      <text:p text:style-name="P1">y el código JavaScript deshabilitado?</text:p>
      <text:p text:style-name="P1"/>
      <text:p text:style-name="P1"/>
      <text:p text:style-name="P1"><text:soft-page-break/>16. Como hemos visto, el marcador de idioma beneficia a todos los usuarios:</text:p>
      <text:p text:style-name="P1">• Facilita la lectura de los lectores de pantalla y síntesis de voz baille.</text:p>
      <text:p text:style-name="P1">• Los motores de búsqueda identifican los contenidos del idioma deseado.</text:p>
      <text:p text:style-name="P1">• Se utiliza para cambiar la voz en la pronunciación de un texto en otro idioma,</text:p>
      <text:p text:style-name="P1">etc.</text:p>
      <text:p text:style-name="P1">a) ¿Cómo indicarías el idioma de una web?</text:p>
      <text:p text:style-name="P1">b) ¿Y el idioma de una palabra concreta, el de una etiqueta de cita o el de una</text:p>
      <text:p text:style-name="P1">etiqueta blockquote? Escribe el código.</text:p>
      <text:p text:style-name="P1">c) ¿Qué harías para indicar el idioma de un enlace? Escribe el código</text:p>
      <text:p text:style-name="P1"/>
      <text:p text:style-name="P1"/>
      <text:p text:style-name="P1">17. Responde a las siguientes cuestiones:</text:p>
      <text:p text:style-name="P1">a) ¿Le pondrías un texto alternativo al logotipo de una empresa? En caso</text:p>
      <text:p text:style-name="P1">afirmativo, ¿qué texto le pondrías?</text:p>
      <text:p text:style-name="P1">b) ¿Le pondrías un texto alternativo a una imagen decorativa? En caso afirmativo,</text:p>
      <text:p text:style-name="P1">¿qué texto le pondrías?</text:p>
      <text:p text:style-name="P1"/>
      <text:p text:style-name="P1"/>
      <text:p text:style-name="P1">18. Con respecto a los niveles de conformidad, responde a las siguientes cuestiones:</text:p>
      <text:p text:style-name="P1">a) ¿Qué nivel de conformidad exigirías para un sitio web muy complejo?</text:p>
      <text:p text:style-name="P1">b) ¿Cuál es el nivel mínimo de conformidad que se exige legislativamente en</text:p>
      <text:p text:style-name="P1">España?</text:p>
      <text:p text:style-name="P1"/>
      <text:p text:style-name="P1"/>
      <text:p text:style-name="P1">19. ¿Por qué crees que es importante separar los estilos (CSS) de los contenidos y la</text:p>
      <text:p text:style-name="P1">estructura del documento (HTML)?</text:p>
      <text:p text:style-name="P1"/>
      <text:p text:style-name="P1"/>
      <text:p text:style-name="P1">20. Te han encargado que mejores la accesibilidad de un sitio web que tiene graves</text:p>
      <text:p text:style-name="P1">problemas de estructuración en su contenido. Esta web no utiliza elementos</text:p>
      <text:p text:style-name="P1">semánticos ni tiene los encabezados anidados de forma correcta: h1, h2, h3. En su</text:p>
      <text:p text:style-name="P1">lugar dispone de encabezados desestructurados: h1, h3, h5 e incluso encabezados</text:p>
      <text:p text:style-name="P1">creados con divs en lugar de usar el elemento semántico correspondiente. ¿Cómo podrías mejorar este diseño? ¿Qué herramienta utilizarías para comprobar el</text:p>
      <text:p text:style-name="P1">anidamiento de los encabezados?</text:p>
      <text:p text:style-name="P1"/>
      <text:p text:style-name="P1"/>
      <text:p text:style-name="P1">21. Te han encargado que mejores la accesibilidad de un sitio web que se encuentra</text:p>
      <text:p text:style-name="P1">maquetado mediante tablas. Su contenido se encuentra representado de la</text:p>
      <text:p text:style-name="P1">siguiente forma. ¿Qué mejoras realizarías? Escribe el código correspondiente.</text:p>
      <text:p text:style-name="P1">&lt;table&gt;</text:p>
      <text:p text:style-name="P1">&lt;tr&gt;</text:p>
      <text:p text:style-name="P1">&lt;td colspan="2"&gt;Cabecera&lt;/td&gt;</text:p>
      <text:p text:style-name="P1">&lt;/tr&gt;</text:p>
      <text:p text:style-name="P1">&lt;tr&gt;</text:p>
      <text:p text:style-name="P1">&lt;td&gt;Menu&lt;/td&gt;</text:p>
      <text:p text:style-name="P1">&lt;td&gt;Contenido principal&lt;/td&gt;</text:p>
      <text:p text:style-name="P1">&lt;/tr&gt;</text:p>
      <text:p text:style-name="P1">&lt;tr&gt;</text:p>
      <text:p text:style-name="P1">&lt;td colspan="2"&gt;Footer&lt;/td&gt;</text:p>
      <text:p text:style-name="P1">&lt;/tr&gt;</text:p>
      <text:p text:style-name="P1">&lt;/table&gt;</text:p>
      <text:p text:style-name="P1"><text:soft-page-break/></text:p>
      <text:p text:style-name="P1"/>
      <text:p text:style-name="P1">22. Responde a las siguientes cuestiones:</text:p>
      <text:p text:style-name="P1">a) ¿Qué alternativas hay al uso de un CAPTCHA?</text:p>
      <text:p text:style-name="P1">b) ¿Cómo es el nuevo reCAPTCHA v3 de Google y qué mejoras trae?</text:p>
      <text:p text:style-name="P1"/>
      <text:p text:style-name="P1"/>
      <text:p text:style-name="P1">23. ¿Para qué usarías el atributo acceskey?</text:p>
      <text:p text:style-name="P1"/>
      <text:p text:style-name="P1"/>
      <text:p text:style-name="P1">24. ¿Para qué usarías el atributo tabindex? ¿Qué valor puedes darle a tabindex para</text:p>
      <text:p text:style-name="P1">eliminar un el elemento del orden de pestañas?</text:p>
      <text:p text:style-name="P1"/>
      <text:p text:style-name="P1"/>
      <text:p text:style-name="P1">25. Responde a las siguientes cuestiones sobre formularios accesibles.</text:p>
      <text:p text:style-name="P1">a) ¿Cómo etiquetarías correctamente los controles del siguiente formulario?</text:p>
      <text:p text:style-name="P1">Escribe el código correspondiente.</text:p>
      <text:p text:style-name="P1">&lt;label&gt;Nombre:&lt;/label&gt;</text:p>
      <text:p text:style-name="P1">&lt;input type="text" name="textfield" /&gt;</text:p>
      <text:p text:style-name="P1">b) ¿Cómo harías accesibles los inputs que no tienen un label asociado? Escribe el</text:p>
      <text:p text:style-name="P1">código correspondient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08:48.223609504</meta:creation-date>
    <dc:date>2025-01-24T11:10:43.438892078</dc:date>
    <meta:editing-duration>PT2H17M28S</meta:editing-duration>
    <meta:editing-cycles>32</meta:editing-cycles>
    <meta:generator>LibreOffice/7.3.7.2$Linux_X86_64 LibreOffice_project/30$Build-2</meta:generator>
    <meta:document-statistic meta:table-count="2" meta:image-count="0" meta:object-count="0" meta:page-count="6" meta:paragraph-count="224" meta:word-count="1439" meta:character-count="9041" meta:non-whitespace-character-count="7826"/>
  </office:meta>
</office:document-meta>
</file>